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roductionInfoSupport.suppressInterface( Class &lt; ? &gt; if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ductionInfoSupport.isMethodOnIntroducedInterface( MethodInvocation m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roductionInfoSupport.implementsInterface( Class &lt; ? &gt; if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roductionInfoSupport.implementInterfacesOnObject(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roductionInfoSupport.readObject( ObjectInputStream o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roductionInfoSupport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